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0.55cm" svg:height="0.053cm" draw:transform="rotate (-3.14159265358979) translate (21.173cm 9.589cm)">
            <draw:object draw:notify-on-update-of-ranges="Sheet1.A2:Sheet1.A250 Sheet1.B2:Sheet1.B25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0.944cm" svg:height="0.122cm" svg:x="20.615cm" svg:y="9.403cm">
            <draw:object draw:notify-on-update-of-ranges="Sheet1.A2:Sheet1.A210 Sheet1.B2:Sheet1.B2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.982cm" svg:height="4.197cm" svg:x="27.121cm" svg:y="13.945cm">
            <draw:object draw:notify-on-update-of-ranges="Sheet1.B2:Sheet1.B21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3.8cm" svg:height="1.169cm" svg:x="28.91cm" svg:y="13.467cm">
            <draw:object draw:notify-on-update-of-ranges="Sheet1.B2:Sheet1.B2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9.186cm" svg:height="13.414cm" svg:x="4.763cm" svg:y="17.797cm">
            <draw:object draw:notify-on-update-of-ranges="Sheet1.B2:Sheet1.B21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8.938cm" svg:height="14.428cm" svg:x="4.791cm" svg:y="0.526cm">
            <draw:object draw:notify-on-update-of-ranges="Sheet1.B2:Sheet1.B21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LNO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ff or Stand By Mod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ater in or o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Washing Mod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ater in or out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ashing Mod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.57" calcext:value-type="float">
            <text:p>3.5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.76" calcext:value-type="float">
            <text:p>3.7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Drier Mod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Water in or out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Washing Mod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Water in or out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Washing Mode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Water in or out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Washing Mode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Drier Mode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Water in or out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Washing Mod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Water in or out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Washing Mode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Drier Mode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Off or Stand By Mode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hil </meta:initial-creator>
    <meta:creation-date>2015-01-24T17:00:13.149519723</meta:creation-date>
    <dc:date>2015-01-24T17:15:09.869768712</dc:date>
    <dc:creator>nikhil </dc:creator>
    <meta:editing-duration>P0D</meta:editing-duration>
    <meta:editing-cycles>1</meta:editing-cycles>
    <meta:document-statistic meta:table-count="1" meta:cell-count="465" meta:object-count="6"/>
    <meta:generator>LibreOffice/4.1.3.2$Linux_x86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0.551cm" svg:height="0.054cm" xlink:href=".." xlink:type="simple" chart:class="chart:line" chart:style-name="ch1">
        <chart:plot-area chart:style-name="ch2" table:cell-range-address="Sheet1.A2:Sheet1.B250" svg:x="0cm" svg:y="0cm" svg:width="-32.767cm" svg:height="-32.767cm">
          <chartooo:coordinate-region svg:x="0cm" svg:y="0cm" svg:width="0cm" svg:height="0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A2:Sheet1.A250" chart:class="chart:line">
            <chart:data-point chart:repeated="249"/>
          </chart:series>
          <chart:series chart:style-name="ch6" chart:values-cell-range-address="Sheet1.B2:Sheet1.B250" chart:class="chart:line">
            <chart:data-point chart:repeated="2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250</svg:desc>
                </draw:g>
              </table:table-cell>
              <table:table-cell office:value-type="float" office:value="0.1">
                <text:p>0.1</text:p>
                <draw:g>
                  <svg:desc>Sheet1.B2:Sheet1.B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0.945cm" svg:height="0.123cm" xlink:href=".." xlink:type="simple" chart:class="chart:line" chart:style-name="ch1">
        <chart:legend chart:legend-position="end" svg:x="0cm" svg:y="0cm" style:legend-expansion="high" chart:style-name="ch2"/>
        <chart:plot-area chart:style-name="ch3" table:cell-range-address="Sheet1.A2:Sheet1.B210" svg:x="0cm" svg:y="0cm" svg:width="-32.767cm" svg:height="-32.767cm">
          <chartooo:coordinate-region svg:x="0.093cm" svg:y="0.013cm" svg:width="0.68cm" svg:height="0.0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210" chart:class="chart:line">
            <chart:data-point chart:repeated="209"/>
          </chart:series>
          <chart:series chart:style-name="ch7" chart:values-cell-range-address="Sheet1.B2:Sheet1.B210" chart:class="chart:line">
            <chart:data-point chart:repeated="2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210</svg:desc>
                </draw:g>
              </table:table-cell>
              <table:table-cell office:value-type="float" office:value="0.1">
                <text:p>0.1</text:p>
                <draw:g>
                  <svg:desc>Sheet1.B2:Sheet1.B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.52">
                <text:p>1.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.983cm" svg:height="4.198cm" xlink:href=".." xlink:type="simple" chart:class="chart:line" chart:style-name="ch1">
        <chart:legend chart:legend-position="end" svg:x="0.109cm" svg:y="1.403cm" style:legend-expansion="high" chart:style-name="ch2"/>
        <chart:plot-area chart:style-name="ch3" table:cell-range-address="Sheet1.B2:Sheet1.B210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10" chart:class="chart:line">
            <chart:data-point chart:repeated="20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B2:Sheet1.B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52">
                <text:p>1.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.801cm" svg:height="1.17cm" xlink:href=".." xlink:type="simple" chart:class="chart:line" chart:style-name="ch1">
        <chart:legend chart:legend-position="end" svg:x="2.61cm" svg:y="0.187cm" style:legend-expansion="high" chart:style-name="ch2"/>
        <chart:plot-area chart:style-name="ch3" table:cell-range-address="Sheet1.B2:Sheet1.B210" svg:x="0.526cm" svg:y="0.227cm" svg:width="1.932cm" svg:height="0.5cm">
          <chartooo:coordinate-region svg:x="0.962cm" svg:y="0.26cm" svg:width="1.496cm" svg:height="0.1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10" chart:class="chart:line">
            <chart:data-point chart:repeated="20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B2:Sheet1.B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52">
                <text:p>1.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187cm" svg:height="13.415cm" xlink:href=".." xlink:type="simple" chart:class="chart:line" chart:style-name="ch1">
        <chart:legend chart:legend-position="end" svg:x="26.334cm" svg:y="6.408cm" style:legend-expansion="high" chart:style-name="ch2"/>
        <chart:plot-area chart:style-name="ch3" table:cell-range-address="Sheet1.B2:Sheet1.B215" svg:x="1.033cm" svg:y="1.207cm" svg:width="24.136cm" svg:height="11.52cm">
          <chartooo:coordinate-region svg:x="1.76cm" svg:y="1.406cm" svg:width="23.409cm" svg:height="10.3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15" chart:class="chart:line">
            <chart:data-point chart:repeated="2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B2:Sheet1.B2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939cm" svg:height="14.429cm" xlink:href=".." xlink:type="simple" chart:class="chart:bar" chart:style-name="ch1">
        <chart:legend chart:legend-position="end" svg:x="26.675cm" svg:y="6.915cm" style:legend-expansion="high" chart:style-name="ch2"/>
        <chart:plot-area chart:style-name="ch3" table:cell-range-address="Sheet1.B2:Sheet1.B215" svg:x="1.028cm" svg:y="1.287cm" svg:width="24.492cm" svg:height="12.434cm">
          <chartooo:coordinate-region svg:x="1.755cm" svg:y="1.486cm" svg:width="23.765cm" svg:height="11.3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15" chart:class="chart:bar">
            <chart:data-point chart:repeated="2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B2:Sheet1.B2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